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9c3c5" officeooo:paragraph-rsid="0019c3c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font-weight="bold" officeooo:rsid="0019c3c5" officeooo:paragraph-rsid="0019c3c5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5pt" fo:font-weight="normal" officeooo:rsid="0019c3c5" officeooo:paragraph-rsid="0019c3c5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fo:font-weight="normal" officeooo:rsid="0019c3c5" officeooo:paragraph-rsid="0019c3c5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5pt" fo:font-weight="normal" officeooo:rsid="0019c3c5" officeooo:paragraph-rsid="0019c3c5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5pt" fo:font-weight="normal" officeooo:rsid="0019c3c5" officeooo:paragraph-rsid="0019c3c5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imes New Roman" fo:font-size="15pt" fo:font-weight="normal" officeooo:rsid="0019c3c5" officeooo:paragraph-rsid="0019c3c5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</text:p>
      <text:p text:style-name="P1"/>
      <text:p text:style-name="P2">Milestone 0</text:p>
      <text:list xml:id="list382015443296810872" text:style-name="L1">
        <text:list-item>
          <text:p text:style-name="P3">Code skeleton</text:p>
        </text:list-item>
        <text:list-item>
          <text:p text:style-name="P3">Github access for mentors</text:p>
        </text:list-item>
        <text:list-item>
          <text:p text:style-name="P3">Basic server design</text:p>
        </text:list-item>
      </text:list>
      <text:p text:style-name="P4"/>
      <text:p text:style-name="P2">Milestone 1</text:p>
      <text:list xml:id="list2466122785762134668" text:style-name="L2">
        <text:list-item>
          <text:p text:style-name="P5">Core functionality of Android app</text:p>
          <text:list>
            <text:list-item>
              <text:p text:style-name="P5">1 working Facial/Voice Algorithm</text:p>
            </text:list-item>
            <text:list-item>
              <text:p text:style-name="P5">Working SMS/Password authentication</text:p>
            </text:list-item>
          </text:list>
        </text:list-item>
        <text:list-item>
          <text:p text:style-name="P5">Server acquisition</text:p>
        </text:list-item>
        <text:list-item>
          <text:p text:style-name="P5">Communicate phone ←→ server</text:p>
        </text:list-item>
        <text:list-item>
          <text:p text:style-name="P5">Feedback + response / issue tracker</text:p>
        </text:list-item>
      </text:list>
      <text:p text:style-name="P4"/>
      <text:p text:style-name="P2">Milestone 2</text:p>
      <text:list xml:id="list7922774688844800367" text:style-name="L3">
        <text:list-item>
          <text:p text:style-name="P6">Finish functionality of app</text:p>
        </text:list-item>
        <text:list-item>
          <text:p text:style-name="P6">Working Database on server for every algorithm</text:p>
        </text:list-item>
        <text:list-item>
          <text:p text:style-name="P6">Authentication working within acceptable acceptance/rejection rate</text:p>
        </text:list-item>
        <text:list-item>
          <text:p text:style-name="P6">Feedback + response / issue tracker</text:p>
        </text:list-item>
      </text:list>
      <text:p text:style-name="P4"/>
      <text:p text:style-name="P2">Milestone 3</text:p>
      <text:list xml:id="list5557573899626335509" text:style-name="L4">
        <text:list-item>
          <text:p text:style-name="P7">Polish app UI</text:p>
        </text:list-item>
        <text:list-item>
          <text:p text:style-name="P7">Stretch goal: Keystroke recognition</text:p>
        </text:list-item>
        <text:list-item>
          <text:p text:style-name="P7">Working app – All features</text:p>
        </text:list-item>
        <text:list-item>
          <text:p text:style-name="P7">All documentation prepared to turn in to mentors</text:p>
        </text:list-item>
        <text:list-item>
          <text:p text:style-name="P7">Feedback + response / issue track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</meta:initial-creator>
    <meta:creation-date>2016-02-09T03:19:50.712645115</meta:creation-date>
    <dc:date>2016-02-09T03:29:38.323792379</dc:date>
    <dc:creator>Joseph </dc:creator>
    <meta:editing-duration>PT9M48S</meta:editing-duration>
    <meta:editing-cycles>1</meta:editing-cycles>
    <meta:document-statistic meta:table-count="0" meta:image-count="0" meta:object-count="0" meta:page-count="1" meta:paragraph-count="23" meta:word-count="108" meta:character-count="638" meta:non-whitespace-character-count="570"/>
    <meta:generator>LibreOffice/5.0.3.2$Linux_X86_64 LibreOffice_project/00m0$Build-2</meta:generator>
  </office:meta>
</office:document-meta>
</file>